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7.94pt"/>
    </style:style>
    <style:style style:name="co3" style:family="table-column">
      <style:table-column-properties fo:break-before="auto" style:column-width="85.44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54.91pt"/>
    </style:style>
    <style:style style:name="co6" style:family="table-column">
      <style:table-column-properties fo:break-before="auto" style:column-width="180.54pt"/>
    </style:style>
    <style:style style:name="co7" style:family="table-column">
      <style:table-column-properties fo:break-before="auto" style:column-width="106.24pt"/>
    </style:style>
    <style:style style:name="co8" style:family="table-column">
      <style:table-column-properties fo:break-before="auto" style:column-width="97.26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4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asic_20_numbers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d5a6bd" style:direction="ltr" fo:border-right="2.49pt solid #d5a6bd" style:rotation-angle="0" style:rotation-align="none" style:shrink-to-fit="false" fo:border-top="2.49pt solid #d5a6bd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d5a6b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d5a6bd" style:diagonal-bl-tr="none" style:diagonal-tl-br="none" style:text-align-source="value-type" style:repeat-content="false" fo:wrap-option="no-wrap" fo:border-left="2.49pt solid #d5a6b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2.49pt solid #d5a6bd" style:rotation-align="none" fo:border-top="2.49pt solid #d5a6b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order-bottom="none" style:diagonal-bl-tr="none" style:diagonal-tl-br="none" fo:border-left="none" fo:border-right="2.49pt solid #d5a6bd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order-bottom="2.49pt solid #d5a6bd" style:diagonal-bl-tr="none" style:diagonal-tl-br="none" fo:border-left="none" fo:border-right="2.49pt solid #d5a6bd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numb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Mean monthly temperature</text:p>
          </table:table-cell>
          <table:table-cell table:style-name="ce7" office:value-type="string" calcext:value-type="string">
            <text:p>Gas (m3)</text:p>
          </table:table-cell>
          <table:table-cell table:style-name="ce7" office:value-type="string" calcext:value-type="string">
            <text:p>Elektricity (kWh)</text:p>
          </table:table-cell>
          <table:table-cell table:style-name="ce9" office:value-type="string" calcext:value-type="string">
            <text:p>Total before</text:p>
          </table:table-cell>
          <table:table-cell table:style-name="ce11" office:value-type="string" calcext:value-type="string">
            <text:p>Total after</text:p>
          </table:table-cell>
          <table:table-cell table:style-name="ce8" office:value-type="string" calcext:value-type="string">
            <text:p>&lt;--normalized to a month of 31 day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3-01" calcext:value-type="date">
            <text:p>Mar</text:p>
          </table:table-cell>
          <table:table-cell table:style-name="ce5" office:value-type="float" office:value="6.5" calcext:value-type="float">
            <text:p>6.5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361" calcext:value-type="float">
            <text:p>361</text:p>
          </table:table-cell>
          <table:table-cell table:style-name="ce10" table:formula="of:=([.D2]+[.C2]*[.$H$2])*(31/DAY(EOMONTH([.A2];0)))" office:value-type="float" office:value="4241" calcext:value-type="float">
            <text:p>4241</text:p>
          </table:table-cell>
          <table:table-cell/>
          <table:table-cell table:style-name="ce8" office:value-type="string" calcext:value-type="string">
            <text:p>kWh/m3</text:p>
          </table:table-cell>
          <table:table-cell table:style-name="ce8" office:value-type="float" office:value="10" calcext:value-type="float">
            <office:annotation draw:style-name="gr1" draw:text-style-name="P2" svg:width="397.25pt" svg:height="42.75pt" svg:x="665.55pt" svg:y="39pt" draw:caption-point-x="-11.54pt" draw:caption-point-y="-22.99pt">
              <dc:date>2026-03-25T00:00:00</dc:date>
              <text:p text:style-name="P1">energy content of m3 gas (estimate based on online sources for gas delivered to Dutch households)</text:p>
              <text:p text:style-name="P1"/>
            </office:annotation>
            <text:p>10</text:p>
          </table:table-cell>
          <table:table-cell table:style-name="ce8" office:value-type="string" calcext:value-type="string">
            <text:p>Gas price (Euro/m3)</text:p>
          </table:table-cell>
          <table:table-cell table:style-name="ce8" office:value-type="float" office:value="1.37" calcext:value-type="float">
            <office:annotation draw:style-name="gr2" draw:text-style-name="P2" svg:width="454.2pt" svg:height="26.99pt" svg:x="812.1pt" svg:y="39pt" draw:caption-point-x="-11.54pt" draw:caption-point-y="-22.99pt">
              <dc:date>2026-03-25T00:00:00</dc:date>
              <text:p text:style-name="P1">Price @ March 2026</text:p>
            </office:annotation>
            <text:p>1.37</text:p>
          </table:table-cell>
          <table:table-cell table:style-name="ce8" office:value-type="string" calcext:value-type="string">
            <text:p>Cost per degree per month before (EUR)</text:p>
          </table:table-cell>
          <table:table-cell table:style-name="ce10" table:formula="of:=-[.J2]*(SLOPE([.E2:.E21];[.B2:.B21])/[.H2])" office:value-type="float" office:value="50.09619764" calcext:value-type="float">
            <office:annotation draw:style-name="gr1" draw:text-style-name="P2" svg:width="396.6pt" svg:height="42.75pt" svg:x="1062.79pt" svg:y="39pt" draw:caption-point-x="-11.54pt" draw:caption-point-y="-22.99pt">
              <dc:date>2026-03-25T00:00:00</dc:date>
              <text:p text:style-name="P1">calculated as if all energy was gas based</text:p>
              <text:p text:style-name="P1"/>
            </office:annotation>
            <text:p>5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21-04-01" calcext:value-type="date">
            <text:p>Apr</text:p>
          </table:table-cell>
          <table:table-cell table:style-name="ce5" office:value-type="float" office:value="6.9" calcext:value-type="float">
            <text:p>6.9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316" calcext:value-type="float">
            <text:p>316</text:p>
          </table:table-cell>
          <table:table-cell table:style-name="ce10" table:formula="of:=([.D3]+[.C3]*[.$H$2])*(31/DAY(EOMONTH([.A3];0)))" office:value-type="float" office:value="3757.2" calcext:value-type="float">
            <text:p>3757</text:p>
          </table:table-cell>
          <table:table-cell table:number-columns-repeated="5"/>
          <table:table-cell table:style-name="ce8" office:value-type="string" calcext:value-type="string">
            <text:p>Cost per degree per month after (EUR)</text:p>
          </table:table-cell>
          <table:table-cell table:style-name="ce10" table:formula="of:=-[.J2]*(SLOPE([.F22:.F39];[.B22:.B39])/[.H2])" office:value-type="float" office:value="44.53512052" calcext:value-type="float">
            <text:p>45</text:p>
          </table:table-cell>
          <table:table-cell/>
          <table:table-cell table:style-name="ce8" office:value-type="string" calcext:value-type="string">
            <text:p>sample temperature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1-05-01" calcext:value-type="date">
            <text:p>Ma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342" calcext:value-type="float">
            <text:p>342</text:p>
          </table:table-cell>
          <table:table-cell table:style-name="ce10"/>
          <table:table-cell table:number-columns-repeated="3"/>
          <table:table-cell table:style-name="ce19" office:value-type="string" calcext:value-type="string" table:number-columns-spanned="2" table:number-rows-spanned="1">
            <text:p>Slope in kWh/degree</text:p>
          </table:table-cell>
          <table:covered-table-cell/>
          <table:table-cell table:style-name="ce8" office:value-type="string" calcext:value-type="string">
            <office:annotation draw:style-name="gr2" draw:text-style-name="P2" svg:width="396.6pt" svg:height="26.99pt" svg:x="992.64pt" svg:y="70.5pt" draw:caption-point-x="-11.54pt" draw:caption-point-y="-22.99pt">
              <dc:date>2026-03-25T00:00:00</dc:date>
              <text:p text:style-name="P1">temperature at which we stopped heating completely</text:p>
            </office:annotation>
            <text:p>Cutoff in degrees</text:p>
          </table:table-cell>
          <table:table-cell/>
          <table:table-cell table:style-name="ce22" office:value-type="string" calcext:value-type="string">
            <office:annotation draw:style-name="gr1" draw:text-style-name="P2" svg:width="360.51pt" svg:height="42.75pt" svg:x="1169.04pt" svg:y="70.5pt" draw:caption-point-x="-11.54pt" draw:caption-point-y="-22.99pt">
              <dc:date>2026-03-25T00:00:00</dc:date>
              <text:p text:style-name="P1">this is what we consume even if there is no heating whatsoever</text:p>
              <text:p text:style-name="P1"/>
            </office:annotation>
            <text:p>baseline consumption in kWh/month</text:p>
          </table:table-cell>
          <table:table-cell table:style-name="ce8" office:value-type="string" calcext:value-type="string">
            <text:p>intercept</text:p>
          </table:table-cell>
          <table:table-cell table:style-name="ce22" office:value-type="string" calcext:value-type="string">
            <text:p>Energy consumption @ sample temp (kWh/month)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1-06-01" calcext:value-type="date">
            <text:p>Jun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01" calcext:value-type="float">
            <text:p>401</text:p>
          </table:table-cell>
          <table:table-cell table:style-name="ce10"/>
          <table:table-cell table:number-columns-repeated="3"/>
          <table:table-cell table:style-name="ce8" office:value-type="string" calcext:value-type="string">
            <text:p>before</text:p>
          </table:table-cell>
          <table:table-cell table:style-name="ce10" table:formula="of:=SLOPE([.E2:.E21];[.B2:.B21])" office:value-type="float" office:value="-365.6656762" calcext:value-type="float">
            <text:p>-366</text:p>
          </table:table-cell>
          <table:table-cell table:style-name="ce6" table:formula="of:=-(INTERCEPT([.E2:.E21];[.B2:.B21])-[.M5])/SLOPE([.E2:.E21];[.B2:.B21])" office:value-type="float" office:value="15.04836322" calcext:value-type="float">
            <text:p>15.0</text:p>
          </table:table-cell>
          <table:table-cell/>
          <table:table-cell table:style-name="ce8" office:value-type="float" office:value="300" calcext:value-type="float">
            <text:p>300</text:p>
          </table:table-cell>
          <table:table-cell table:style-name="ce10" table:formula="of:=INTERCEPT([.E2:.E21];[.B2:.B21])" office:value-type="float" office:value="5802.669913" calcext:value-type="float">
            <text:p>5803</text:p>
          </table:table-cell>
          <table:table-cell table:style-name="ce10" table:formula="of:=[.J5]*[.O3]+[.N5]" office:value-type="float" office:value="2877.344504" calcext:value-type="float">
            <text:p>287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1-07-01" calcext:value-type="date">
            <text:p>Jul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37" calcext:value-type="float">
            <text:p>337</text:p>
          </table:table-cell>
          <table:table-cell table:style-name="ce10"/>
          <table:table-cell table:number-columns-repeated="3"/>
          <table:table-cell table:style-name="ce8" office:value-type="string" calcext:value-type="string">
            <text:p>after</text:p>
          </table:table-cell>
          <table:table-cell table:style-name="ce12" table:formula="of:=SLOPE([.F22:.F39];[.B22:.B39])" office:value-type="float" office:value="-325.0738724" calcext:value-type="float">
            <text:p>-325</text:p>
          </table:table-cell>
          <table:table-cell table:style-name="ce5" table:formula="of:=-(INTERCEPT([.F22:.F39];[.B22:.B39])-[.M5])/SLOPE([.F22:.F39];[.B22:.B39])" office:value-type="float" office:value="14.47273599" calcext:value-type="float">
            <text:p>14.5</text:p>
          </table:table-cell>
          <table:table-cell table:number-columns-repeated="2"/>
          <table:table-cell table:style-name="ce10" table:formula="of:=INTERCEPT([.F22:.F39];[.B22:.B39])" office:value-type="float" office:value="5004.708331" calcext:value-type="float">
            <text:p>5005</text:p>
          </table:table-cell>
          <table:table-cell table:style-name="ce10" table:formula="of:=[.J6]*[.O3]+[.N6]" office:value-type="float" office:value="2404.117352" calcext:value-type="float">
            <text:p>24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1-08-01" calcext:value-type="date">
            <text:p>Aug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02" calcext:value-type="float">
            <text:p>402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date" office:date-value="2021-09-01" calcext:value-type="date">
            <text:p>Sep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72" calcext:value-type="float">
            <text:p>472</text:p>
          </table:table-cell>
          <table:table-cell table:style-name="ce10" table:formula="of:=([.D8]+[.C8]*[.$H$2])*(31/DAY(EOMONTH([.A8];0)))" office:value-type="float" office:value="539.4" calcext:value-type="float">
            <text:p>539</text:p>
          </table:table-cell>
          <table:table-cell/>
          <table:table-cell table:style-name="ce13" office:value-type="string" calcext:value-type="string" table:number-columns-spanned="2" table:number-rows-spanned="1">
            <text:p>Mean temperature Sep - Apr</text:p>
          </table:table-cell>
          <table:covered-table-cell table:style-name="ce16"/>
          <table:table-cell table:number-columns-repeated="1016"/>
        </table:table-row>
        <table:table-row table:style-name="ro1">
          <table:table-cell table:style-name="ce2" office:value-type="date" office:date-value="2021-10-01" calcext:value-type="date">
            <text:p>Oct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546" calcext:value-type="float">
            <text:p>546</text:p>
          </table:table-cell>
          <table:table-cell table:style-name="ce10" table:formula="of:=([.D9]+[.C9]*[.$H$2])*(31/DAY(EOMONTH([.A9];0)))" office:value-type="float" office:value="1506" calcext:value-type="float">
            <text:p>1506</text:p>
          </table:table-cell>
          <table:table-cell/>
          <table:table-cell table:style-name="ce14" office:value-type="string" calcext:value-type="string">
            <text:p>before (2021)</text:p>
          </table:table-cell>
          <table:table-cell table:style-name="ce17" table:formula="of:=AVERAGE([.B8:.B15])" office:value-type="float" office:value="8.2375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1-11-01" calcext:value-type="date">
            <text:p>Nov</text:p>
          </table:table-cell>
          <table:table-cell table:style-name="ce5" office:value-type="float" office:value="6.1" calcext:value-type="float">
            <text:p>6.1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699" calcext:value-type="float">
            <text:p>699</text:p>
          </table:table-cell>
          <table:table-cell table:style-name="ce10" table:formula="of:=([.D10]+[.C10]*[.$H$2])*(31/DAY(EOMONTH([.A10];0)))" office:value-type="float" office:value="3202.3" calcext:value-type="float">
            <text:p>3202</text:p>
          </table:table-cell>
          <table:table-cell/>
          <table:table-cell table:style-name="ce15" office:value-type="string" calcext:value-type="string">
            <text:p>after (2022)</text:p>
          </table:table-cell>
          <table:table-cell table:style-name="ce18" table:formula="of:=AVERAGE([.B20:.B27])" office:value-type="float" office:value="8.3625" calcext:value-type="float">
            <text:p>8.4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1-12-01" calcext:value-type="date">
            <text:p>Dec</text:p>
          </table:table-cell>
          <table:table-cell table:style-name="ce5" office:value-type="float" office:value="5.1" calcext:value-type="float">
            <text:p>5.1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820" calcext:value-type="float">
            <text:p>820</text:p>
          </table:table-cell>
          <table:table-cell table:style-name="ce10" table:formula="of:=([.D11]+[.C11]*[.$H$2])*(31/DAY(EOMONTH([.A11];0)))" office:value-type="float" office:value="4120" calcext:value-type="float">
            <text:p>41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1-01" calcext:value-type="date">
            <text:p>Jan</text:p>
          </table:table-cell>
          <table:table-cell table:style-name="ce5" office:value-type="float" office:value="4.5" calcext:value-type="float">
            <text:p>4.5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917" calcext:value-type="float">
            <text:p>917</text:p>
          </table:table-cell>
          <table:table-cell table:style-name="ce10" table:formula="of:=([.D12]+[.C12]*[.$H$2])*(31/DAY(EOMONTH([.A12];0)))" office:value-type="float" office:value="4217" calcext:value-type="float">
            <text:p>42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2-01" calcext:value-type="date">
            <text:p>Feb</text:p>
          </table:table-cell>
          <table:table-cell table:style-name="ce5" office:value-type="float" office:value="6.3" calcext:value-type="float">
            <text:p>6.3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771" calcext:value-type="float">
            <text:p>771</text:p>
          </table:table-cell>
          <table:table-cell table:style-name="ce10" table:formula="of:=([.D13]+[.C13]*[.$H$2])*(31/DAY(EOMONTH([.A13];0)))" office:value-type="float" office:value="3654.67857142857" calcext:value-type="float">
            <text:p>36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3-01" calcext:value-type="date">
            <text:p>Mar</text:p>
          </table:table-cell>
          <table:table-cell table:style-name="ce5" office:value-type="float" office:value="7.4" calcext:value-type="float">
            <text:p>7.4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761" calcext:value-type="float">
            <text:p>761</text:p>
          </table:table-cell>
          <table:table-cell table:style-name="ce10" table:formula="of:=([.D14]+[.C14]*[.$H$2])*(31/DAY(EOMONTH([.A14];0)))" office:value-type="float" office:value="2371" calcext:value-type="float">
            <text:p>23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4-01" calcext:value-type="date">
            <text:p>Apr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65" calcext:value-type="float">
            <text:p>565</text:p>
          </table:table-cell>
          <table:table-cell table:style-name="ce10" table:formula="of:=([.D15]+[.C15]*[.$H$2])*(31/DAY(EOMONTH([.A15];0)))" office:value-type="float" office:value="1606.83333333333" calcext:value-type="float">
            <text:p>16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5-01" calcext:value-type="date">
            <text:p>Ma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92" calcext:value-type="float">
            <text:p>392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date" office:date-value="2022-06-01" calcext:value-type="date">
            <text:p>Jun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41" calcext:value-type="float">
            <text:p>34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date" office:date-value="2022-07-01" calcext:value-type="date">
            <text:p>Jul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42" calcext:value-type="float">
            <text:p>342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date" office:date-value="2022-08-01" calcext:value-type="date">
            <text:p>Aug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33" calcext:value-type="float">
            <text:p>333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date" office:date-value="2022-09-01" calcext:value-type="date">
            <text:p>Sep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1" calcext:value-type="float">
            <text:p>311</text:p>
          </table:table-cell>
          <table:table-cell table:style-name="ce10" table:formula="of:=([.D20]+[.C20]*[.$H$2])*(31/DAY(EOMONTH([.A20];0)))" office:value-type="float" office:value="393.7" calcext:value-type="float">
            <text:p>3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10-01" calcext:value-type="date">
            <text:p>Oct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47" calcext:value-type="float">
            <text:p>347</text:p>
          </table:table-cell>
          <table:table-cell table:style-name="ce10" table:formula="of:=([.D21]+[.C21]*[.$H$2])*(31/DAY(EOMONTH([.A21];0)))"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11-01" calcext:value-type="date">
            <text:p>Nov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415" calcext:value-type="float">
            <text:p>415</text:p>
          </table:table-cell>
          <table:table-cell table:style-name="ce10"/>
          <table:table-cell table:style-name="ce12" table:formula="of:=([.D22]+[.C22]*[.$H$2])*(31/DAY(EOMONTH([.A22];0)))" office:value-type="float" office:value="1689.5" calcext:value-type="float">
            <text:p>169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2-12-01" calcext:value-type="date">
            <text:p>Dec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598" calcext:value-type="float">
            <text:p>598</text:p>
          </table:table-cell>
          <table:table-cell table:style-name="ce10"/>
          <table:table-cell table:style-name="ce12" table:formula="of:=([.D23]+[.C23]*[.$H$2])*(31/DAY(EOMONTH([.A23];0)))" office:value-type="float" office:value="3568" calcext:value-type="float">
            <text:p>3568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01-01" calcext:value-type="date">
            <text:p>Jan</text:p>
          </table:table-cell>
          <table:table-cell table:style-name="ce5" office:value-type="float" office:value="5.2" calcext:value-type="float">
            <text:p>5.2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507" calcext:value-type="float">
            <text:p>507</text:p>
          </table:table-cell>
          <table:table-cell table:style-name="ce10"/>
          <table:table-cell table:style-name="ce12" table:formula="of:=([.D24]+[.C24]*[.$H$2])*(31/DAY(EOMONTH([.A24];0)))" office:value-type="float" office:value="3177" calcext:value-type="float">
            <text:p>3177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02-01" calcext:value-type="date">
            <text:p>Feb</text:p>
          </table:table-cell>
          <table:table-cell table:style-name="ce5" office:value-type="float" office:value="5.5" calcext:value-type="float">
            <text:p>5.5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454" calcext:value-type="float">
            <text:p>454</text:p>
          </table:table-cell>
          <table:table-cell table:style-name="ce10"/>
          <table:table-cell table:style-name="ce12" table:formula="of:=([.D25]+[.C25]*[.$H$2])*(31/DAY(EOMONTH([.A25];0)))" office:value-type="float" office:value="3071.21428571429" calcext:value-type="float">
            <text:p>3071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03-01" calcext:value-type="date">
            <text:p>Mar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492" calcext:value-type="float">
            <text:p>492</text:p>
          </table:table-cell>
          <table:table-cell table:style-name="ce10"/>
          <table:table-cell table:style-name="ce12" table:formula="of:=([.D26]+[.C26]*[.$H$2])*(31/DAY(EOMONTH([.A26];0)))" office:value-type="float" office:value="2772" calcext:value-type="float">
            <text:p>2772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04-01" calcext:value-type="date">
            <text:p>Apr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427" calcext:value-type="float">
            <text:p>427</text:p>
          </table:table-cell>
          <table:table-cell table:style-name="ce10"/>
          <table:table-cell table:style-name="ce12" table:formula="of:=([.D27]+[.C27]*[.$H$2])*(31/DAY(EOMONTH([.A27];0)))" office:value-type="float" office:value="1557.23333333333" calcext:value-type="float">
            <text:p>1557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05-01" calcext:value-type="date">
            <text:p>Ma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62" calcext:value-type="float">
            <text:p>36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1">
          <table:table-cell table:style-name="ce2" office:value-type="date" office:date-value="2023-06-01" calcext:value-type="date">
            <text:p>Jun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4" calcext:value-type="float">
            <text:p>304</text:p>
          </table:table-cell>
          <table:table-cell table:style-name="ce10"/>
          <table:table-cell table:number-columns-repeated="1019"/>
        </table:table-row>
        <table:table-row table:style-name="ro1" table:number-rows-repeated="3">
          <table:table-cell table:style-name="ce3"/>
          <table:table-cell table:style-name="ce6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date" office:date-value="2023-10-01" calcext:value-type="date">
            <text:p>Oct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65" calcext:value-type="float">
            <text:p>365</text:p>
          </table:table-cell>
          <table:table-cell table:style-name="ce10"/>
          <table:table-cell table:style-name="ce12" table:formula="of:=([.D33]+[.C33]*[.$H$2])*(31/DAY(EOMONTH([.A33];0)))" office:value-type="float" office:value="805" calcext:value-type="float">
            <text:p>805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11-01" calcext:value-type="date">
            <text:p>Nov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6" calcext:value-type="float">
            <text:p>306</text:p>
          </table:table-cell>
          <table:table-cell table:style-name="ce10"/>
          <table:table-cell table:style-name="ce12" table:formula="of:=([.D34]+[.C34]*[.$H$2])*(31/DAY(EOMONTH([.A34];0)))" office:value-type="float" office:value="2382.86666666667" calcext:value-type="float">
            <text:p>2383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12-01" calcext:value-type="date">
            <text:p>Dec</text:p>
          </table:table-cell>
          <table:table-cell table:style-name="ce5" office:value-type="float" office:value="6.4" calcext:value-type="float">
            <text:p>6.4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56" calcext:value-type="float">
            <text:p>356</text:p>
          </table:table-cell>
          <table:table-cell table:style-name="ce10"/>
          <table:table-cell table:style-name="ce12" table:formula="of:=([.D35]+[.C35]*[.$H$2])*(31/DAY(EOMONTH([.A35];0)))" office:value-type="float" office:value="3466" calcext:value-type="float">
            <text:p>3466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1-01" calcext:value-type="date">
            <text:p>Jan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float" office:value="369" calcext:value-type="float">
            <text:p>369</text:p>
          </table:table-cell>
          <table:table-cell table:style-name="ce8" office:value-type="float" office:value="530" calcext:value-type="float">
            <text:p>530</text:p>
          </table:table-cell>
          <table:table-cell table:style-name="ce10"/>
          <table:table-cell table:style-name="ce12" table:formula="of:=([.D36]+[.C36]*[.$H$2])*(31/DAY(EOMONTH([.A36];0)))" office:value-type="float" office:value="4220" calcext:value-type="float">
            <text:p>422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2-01" calcext:value-type="date">
            <text:p>Feb</text:p>
          </table:table-cell>
          <table:table-cell table:style-name="ce5" office:value-type="float" office:value="8" calcext:value-type="float">
            <text:p>8.0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409" calcext:value-type="float">
            <text:p>409</text:p>
          </table:table-cell>
          <table:table-cell table:style-name="ce10"/>
          <table:table-cell table:style-name="ce12" table:formula="of:=([.D37]+[.C37]*[.$H$2])*(31/DAY(EOMONTH([.A37];0)))" office:value-type="float" office:value="2959.96551724138" calcext:value-type="float">
            <text:p>296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3-01" calcext:value-type="date">
            <text:p>Mar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472" calcext:value-type="float">
            <text:p>472</text:p>
          </table:table-cell>
          <table:table-cell table:style-name="ce10"/>
          <table:table-cell table:style-name="ce12" table:formula="of:=([.D38]+[.C38]*[.$H$2])*(31/DAY(EOMONTH([.A38];0)))" office:value-type="float" office:value="2142" calcext:value-type="float">
            <text:p>2142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4-01" calcext:value-type="date">
            <text:p>Apr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417" calcext:value-type="float">
            <text:p>417</text:p>
          </table:table-cell>
          <table:table-cell table:style-name="ce10"/>
          <table:table-cell table:style-name="ce12" table:formula="of:=([.D39]+[.C39]*[.$H$2])*(31/DAY(EOMONTH([.A39];0)))" office:value-type="float" office:value="1588.23333333333" calcext:value-type="float">
            <text:p>1588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5-01" calcext:value-type="date">
            <text:p>Ma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69" calcext:value-type="float">
            <text:p>36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1">
          <table:table-cell table:style-name="ce2" office:value-type="date" office:date-value="2024-06-01" calcext:value-type="date">
            <text:p>Jun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81" calcext:value-type="float">
            <text:p>38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Jul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19" calcext:value-type="float">
            <text:p>41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number-columns-repeated="2"/>
          <table:table-cell table:style-name="ce10"/>
          <table:table-cell table:number-columns-repeated="1019"/>
        </table:table-row>
        <table:table-row table:style-name="ro1" table:number-rows-repeated="6">
          <table:table-cell table:style-name="ce2"/>
          <table:table-cell table:style-name="ce5"/>
          <table:table-cell table:number-columns-repeated="2"/>
          <table:table-cell table:style-name="ce10"/>
          <table:table-cell table:style-name="ce12"/>
          <table:table-cell table:number-columns-repeated="1018"/>
        </table:table-row>
        <table:table-row table:style-name="ro1" table:number-rows-repeated="3">
          <table:table-cell table:style-name="ce2"/>
          <table:table-cell table:style-name="ce5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number-columns-repeated="2"/>
          <table:table-cell table:style-name="ce10"/>
          <table:table-cell table:number-columns-repeated="1019"/>
        </table:table-row>
        <table:table-row table:style-name="ro1" table:number-rows-repeated="6">
          <table:table-cell table:style-name="ce2"/>
          <table:table-cell table:style-name="ce5"/>
          <table:table-cell table:number-columns-repeated="2"/>
          <table:table-cell table:style-name="ce10"/>
          <table:table-cell table:style-name="ce12"/>
          <table:table-cell table:number-columns-repeated="1018"/>
        </table:table-row>
        <table:table-row table:style-name="ro1" table:number-rows-repeated="2">
          <table:table-cell table:style-name="ce3"/>
          <table:table-cell table:style-name="ce6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10"/>
          <table:table-cell table:number-columns-repeated="3"/>
          <table:table-cell table:style-name="ce20" office:value-type="date" office:date-value="2026-12-01" calcext:value-type="date">
            <text:p>1 Dec</text:p>
          </table:table-cell>
          <table:table-cell table:style-name="ce8" office:value-type="float" office:value="20713" calcext:value-type="float">
            <text:p>20713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3"/>
          <table:table-cell table:style-name="ce10"/>
          <table:table-cell table:number-columns-repeated="3"/>
          <table:table-cell table:style-name="ce20" office:value-type="date" office:date-value="2026-12-23" calcext:value-type="date">
            <text:p>23 Dec</text:p>
          </table:table-cell>
          <table:table-cell table:style-name="ce8" office:value-type="float" office:value="20907" calcext:value-type="float">
            <text:p>20907</text:p>
          </table:table-cell>
          <table:table-cell table:style-name="ce21" table:formula="of:=[.J63]-[.J62]" office:value-type="float" office:value="194" calcext:value-type="float">
            <text:p>194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3"/>
          <table:table-cell table:style-name="ce10"/>
          <table:table-cell table:number-columns-repeated="3"/>
          <table:table-cell table:style-name="ce20" office:value-type="date" office:date-value="2026-01-01" calcext:value-type="date">
            <text:p>1 Jan</text:p>
          </table:table-cell>
          <table:table-cell table:style-name="ce8" office:value-type="float" office:value="21004" calcext:value-type="float">
            <text:p>21004</text:p>
          </table:table-cell>
          <table:table-cell table:style-name="ce21" table:formula="of:=[.J64]-[.J63]" office:value-type="float" office:value="97" calcext:value-type="float">
            <text:p>97</text:p>
          </table:table-cell>
          <table:table-cell table:number-columns-repeated="1013"/>
        </table:table-row>
        <table:table-row table:style-name="ro1" table:number-rows-repeated="937">
          <table:table-cell table:style-name="ce3"/>
          <table:table-cell table:style-name="ce6"/>
          <table:table-cell table:number-columns-repeated="2"/>
          <table:table-cell table:style-name="ce10"/>
          <table:table-cell table:number-columns-repeated="101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2">
        <table:table-column table:style-name="co10" table:number-columns-repeated="1024" table:default-cell-style-name="Default"/>
        <table:table-row table:style-name="ro3">
          <table:table-cell>
            <draw:frame table:end-cell-address="Graph.O39" table:end-x="16.47pt" table:end-y="7.82pt" draw:z-index="0" draw:name="Chart 1" draw:style-name="gr3" draw:text-style-name="P3" svg:width="677.96pt" svg:height="494.22pt" svg:x="0pt" svg:y="0pt">
              <draw:object draw:notify-on-update-of-ranges="'Basic numbers'.E1:'Basic numbers'.E1 'Basic numbers'.E2:'Basic numbers'.E60 'Basic numbers'.B2:'Basic numbers'.B60 'Basic numbers'.A1:'Basic numbers'.A1 'Basic numbers'.A2:'Basic numbers'.A60 'Basic numbers'.B2:'Basic numbers'.B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</number:date-style>
    <number:number-style style:name="N126">
      <number:number number:decimal-places="1" loext:min-decimal-places="1" number:min-integer-digits="1"/>
    </number:number-style>
    <number:date-style style:name="N127">
      <number:day/>
      <number:text> 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numbers" style:display-name="PageStyle_Basic 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3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chart-properties loext:regression-name="Trend line for Totaal" loext:regression-max-degree="2" loext:regression-period="2" loext:regression-force-intercept="false" chart:regression-type="linear"/>
      <style:graphic-properties svg:stroke-width="0.053cm"/>
    </style:style>
    <style:style style:name="ch11" style:family="chart">
      <style:text-properties fo:color="#000000" style:text-position="0% 100%" fo:font-family="Arial" style:font-family-asian="Arial" style:font-family-complex="Arial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9900ff" draw:fill-color="#9900ff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>
      <style:chart-properties loext:regression-name="Trend line for Totaal Post" loext:regression-max-degree="2" loext:regression-period="2" loext:regression-force-intercept="false" chart:regression-type="linear"/>
      <style:graphic-properties svg:stroke-width="0.053cm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legend chart:legend-position="end" svg:x="18.685cm" svg:y="7.672cm" style:legend-expansion="high" chart:style-name="ch2"/>
        <chart:plot-area chart:style-name="ch3" table:cell-range-address="'Basic numbers'.A2:'Basic numbers'.B60 'Basic numbers'.E1:'Basic numbers'.E60 'Basic numbers'.A1:'Basic numbers'.A1" chart:data-source-has-labels="row" svg:x="1.538cm" svg:y="0.348cm" svg:width="16.669cm" svg:height="15.71cm">
          <chartooo:coordinate-region svg:x="2.565cm" svg:y="0.547cm" svg:width="15.455cm" svg:height="15.014cm"/>
          <chart:axis chart:dimension="x" chart:name="primary-x" chart:style-name="ch4">
            <chart:title svg:x="7.426cm" svg:y="16.407cm" chart:style-name="ch5">
              <text:p>Mean monthly temperature (⁰C)</text:p>
            </chart:title>
            <chart:grid chart:style-name="ch6" chart:class="major"/>
          </chart:axis>
          <chart:axis chart:dimension="y" chart:name="primary-y" chart:style-name="ch7">
            <chart:title svg:x="0.451cm" svg:y="9.749cm" chart:style-name="ch8">
              <text:p>Total energy (KWh)</text:p>
            </chart:title>
            <chart:grid chart:style-name="ch6" chart:class="major"/>
          </chart:axis>
          <chart:series chart:style-name="ch9" chart:values-cell-range-address="'Basic numbers'.E2:'Basic numbers'.E60" chart:label-cell-address="'Basic numbers'.E1:'Basic numbers'.E1" chart:class="chart:scatter">
            <chart:domain table:cell-range-address="'Basic numbers'.B2:'Basic numbers'.B60"/>
            <chart:regression-curve chart:style-name="ch10">
              <chart:equation chart:display-equation="false" chart:display-r-square="true" chart:style-name="ch11"/>
            </chart:regression-curve>
            <chart:data-point chart:repeated="59"/>
          </chart:series>
          <chart:series chart:style-name="ch12" chart:values-cell-range-address="'Basic numbers'.A2:'Basic numbers'.A60" chart:label-cell-address="'Basic numbers'.A1:'Basic numbers'.A1" chart:class="chart:scatter">
            <chart:regression-curve chart:style-name="ch13">
              <chart:equation chart:display-equation="false" chart:display-r-square="true" chart:style-name="ch11"/>
            </chart:regression-curve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before</text:p>
                <draw:g>
                  <svg:desc>'Basic numbers'.E1:'Basic numbers'.E1</svg:desc>
                </draw:g>
              </table:table-cell>
              <table:table-cell office:value-type="string">
                <text:p>Month</text:p>
                <draw:g>
                  <svg:desc>'Basic numbers'.A1:'Basic number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">
                <text:p>6.5</text:p>
                <draw:g>
                  <svg:desc>'Basic numbers'.B2:'Basic numbers'.B60</svg:desc>
                </draw:g>
              </table:table-cell>
              <table:table-cell office:value-type="float" office:value="4241">
                <text:p>4241</text:p>
                <draw:g>
                  <svg:desc>'Basic numbers'.E2:'Basic numbers'.E60</svg:desc>
                </draw:g>
              </table:table-cell>
              <table:table-cell office:value-type="float" office:value="44256">
                <text:p>44256</text:p>
                <draw:g>
                  <svg:desc>'Basic numbers'.A2:'Basic numbers'.A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">
                <text:p>6.9</text:p>
              </table:table-cell>
              <table:table-cell office:value-type="float" office:value="3757.2">
                <text:p>3757.2</text:p>
              </table:table-cell>
              <table:table-cell office:value-type="float" office:value="44287">
                <text:p>44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44317">
                <text:p>44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44348">
                <text:p>44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44378">
                <text:p>44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44409">
                <text:p>44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9">
                <text:p>15.9</text:p>
              </table:table-cell>
              <table:table-cell office:value-type="float" office:value="539.4">
                <text:p>539.4</text:p>
              </table:table-cell>
              <table:table-cell office:value-type="float" office:value="44440">
                <text:p>444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2">
                <text:p>11.2</text:p>
              </table:table-cell>
              <table:table-cell office:value-type="float" office:value="1506">
                <text:p>1506</text:p>
              </table:table-cell>
              <table:table-cell office:value-type="float" office:value="44470">
                <text:p>44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">
                <text:p>6.1</text:p>
              </table:table-cell>
              <table:table-cell office:value-type="float" office:value="3202.3">
                <text:p>3202.3</text:p>
              </table:table-cell>
              <table:table-cell office:value-type="float" office:value="44501">
                <text:p>44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">
                <text:p>5.1</text:p>
              </table:table-cell>
              <table:table-cell office:value-type="float" office:value="4120">
                <text:p>4120</text:p>
              </table:table-cell>
              <table:table-cell office:value-type="float" office:value="44531">
                <text:p>44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4217">
                <text:p>4217</text:p>
              </table:table-cell>
              <table:table-cell office:value-type="float" office:value="44562">
                <text:p>44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3654.67857142857">
                <text:p>3654.67857142857</text:p>
              </table:table-cell>
              <table:table-cell office:value-type="float" office:value="44593">
                <text:p>44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">
                <text:p>7.4</text:p>
              </table:table-cell>
              <table:table-cell office:value-type="float" office:value="2371">
                <text:p>2371</text:p>
              </table:table-cell>
              <table:table-cell office:value-type="float" office:value="44621">
                <text:p>44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4">
                <text:p>9.4</text:p>
              </table:table-cell>
              <table:table-cell office:value-type="float" office:value="1606.83333333333">
                <text:p>1606.83333333333</text:p>
              </table:table-cell>
              <table:table-cell office:value-type="float" office:value="44652">
                <text:p>44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4682">
                <text:p>44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44713">
                <text:p>44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44743">
                <text:p>44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44774">
                <text:p>44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7">
                <text:p>14.7</text:p>
              </table:table-cell>
              <table:table-cell office:value-type="float" office:value="393.7">
                <text:p>393.7</text:p>
              </table:table-cell>
              <table:table-cell office:value-type="float" office:value="44805">
                <text:p>44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3">
                <text:p>13.3</text:p>
              </table:table-cell>
              <table:table-cell office:value-type="float" office:value="787">
                <text:p>787</text:p>
              </table:table-cell>
              <table:table-cell office:value-type="float" office:value="44835">
                <text:p>44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44866">
                <text:p>44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44896">
                <text:p>44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44927">
                <text:p>4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44958">
                <text:p>44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44986">
                <text:p>44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45017">
                <text:p>45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45047">
                <text:p>450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45078">
                <text:p>45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45231">
                <text:p>45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45261">
                <text:p>452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45292">
                <text:p>45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45323">
                <text:p>45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5352">
                <text:p>45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45383">
                <text:p>45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5413">
                <text:p>45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">
                <text:p>16.7</text:p>
              </table:table-cell>
              <table:table-cell office:value-type="float" office:value="NaN">
                <text:p>NaN</text:p>
              </table:table-cell>
              <table:table-cell office:value-type="float" office:value="45444">
                <text:p>45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9">
                <text:p>1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